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text-properties style:font-name="Times New Roman" fo:font-size="12pt" style:font-size-asian="12pt" style:font-size-complex="12pt"/>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style:font-name="Times New Roman" fo:font-size="12pt" fo:font-weight="bold" style:font-size-asian="12pt" style:font-size-complex="12pt"/>
    </style:style>
    <style:style style:name="P4"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5" style:family="paragraph" style:parent-style-name="Text_20_body">
      <style:paragraph-properties fo:margin-top="0cm" fo:margin-bottom="0cm"/>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weight-asian="bold" style:font-size-complex="12pt" style:font-weight-complex="bold"/>
    </style:style>
    <style:style style:name="P7" style:family="paragraph" style:parent-style-name="Standard" style:list-style-name="L2">
      <style:paragraph-properties fo:margin-top="0cm" fo:margin-bottom="0cm"/>
      <style:text-properties style:font-name="Times New Roman" fo:font-size="12pt" style:font-size-asian="12pt" style:font-size-complex="12pt"/>
    </style:style>
    <style:style style:name="P8" style:family="paragraph" style:parent-style-name="Standard" style:list-style-name="L3">
      <style:paragraph-properties fo:margin-top="0cm" fo:margin-bottom="0cm"/>
      <style:text-properties style:font-name="Times New Roman" fo:font-size="12pt" style:font-size-asian="12pt" style:font-size-complex="12pt"/>
    </style:style>
    <style:style style:name="P9" style:family="paragraph" style:parent-style-name="Text_20_body" style:master-page-name="HTML">
      <style:paragraph-properties fo:margin-top="0cm" fo:margin-bottom="0.499cm" style:page-number="auto"/>
      <style:text-properties style:font-name="Times New Roman" fo:font-size="12pt" style:font-size-asian="12pt" style:font-size-complex="12pt"/>
    </style:style>
    <style:style style:name="P10" style:family="paragraph" style:parent-style-name="Text_20_body" style:list-style-name="L1">
      <style:paragraph-properties fo:margin-top="0cm" fo:margin-bottom="0.499cm"/>
      <style:text-properties style:font-name="Times New Roman" fo:font-size="12pt" style:font-size-asian="12pt" style:font-size-complex="12pt"/>
    </style:style>
    <style:style style:name="P11" style:family="paragraph" style:parent-style-name="Text_20_body" style:list-style-name="L4">
      <style:text-properties style:font-name="Times New Roman" fo:font-size="12pt" style:font-size-asian="12pt" style:font-size-complex="12pt"/>
    </style:style>
    <style:style style:name="P12" style:family="paragraph" style:parent-style-name="Text_20_body" style:list-style-name="L4">
      <style:paragraph-properties fo:margin-top="0cm" fo:margin-bottom="0cm"/>
      <style:text-properties style:font-name="Times New Roman" fo:font-size="12pt" style:font-size-asian="12pt" style:font-size-complex="12pt"/>
    </style:style>
    <style:style style:name="P13" style:family="paragraph" style:parent-style-name="Text_20_body" style:list-style-name="L4">
      <style:paragraph-properties fo:margin-left="0cm" fo:margin-right="0cm" fo:text-indent="0cm" style:auto-text-indent="false"/>
      <style:text-properties style:font-name="Times New Roman" fo:font-size="12pt" style:font-size-asian="12pt" style:font-size-complex="12pt"/>
    </style:style>
    <style:style style:name="P14" style:family="paragraph" style:parent-style-name="Text_20_body" style:list-style-name="L4">
      <style:paragraph-properties fo:margin-left="1.251cm" fo:margin-right="0cm" fo:text-indent="0cm" style:auto-text-indent="false"/>
      <style:text-properties style:font-name="Times New Roman" fo:font-size="12pt" style:font-size-asian="12pt" style:font-size-complex="12pt"/>
    </style:style>
    <style:style style:name="P15" style:family="paragraph" style:parent-style-name="Text_20_body" style:list-style-name="L4">
      <style:paragraph-properties fo:margin-left="-1.251cm" fo:margin-right="0cm" fo:text-indent="0cm" style:auto-text-indent="false"/>
      <style:text-properties style:font-name="Times New Roman" fo:font-size="12pt" style:font-size-asian="12pt" style:font-size-complex="12pt"/>
    </style:style>
    <style:style style:name="P16" style:family="paragraph" style:parent-style-name="Text_20_body" style:list-style-name="L4">
      <style:paragraph-properties fo:margin-left="-1.251cm" fo:margin-right="0cm" fo:margin-top="0cm" fo:margin-bottom="0.499cm" fo:text-indent="0cm" style:auto-text-indent="false"/>
      <style:text-properties style:font-name="Times New Roman" fo:font-size="12pt" style:font-size-asian="12pt" style:font-size-complex="12pt"/>
    </style:style>
    <style:style style:name="T1" style:family="text">
      <style:text-properties fo:font-weight="bol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u6u0"/><text:span text:style-name="T1">Name</text:span><text:bookmark text:name="vf540"/><text:line-break/>Osman (Herkunft: Altdeutsch, Bedeutung: Gottesmann)<text:bookmark text:name="hue_0"/><text:line-break/><text:bookmark text:name="hu6u1"/><text:line-break/><text:bookmark text:name="eoo_"/><text:span text:style-name="T1">Beschreibung</text:span><text:bookmark text:name="wqdu0"/><text:span text:style-name="T1"><text:line-break/></text:span>Osman ist der Kleriker des Herzogs. Er ist ein alter Mann, der einst in einem Kloster lebte bis er zum Pilgerer wurde. In Talras fand er schließlich eine Heimat und wurde der persönliche Kleriker des Herzogs Heimrich. Er ist für dessen Wohlbefinden zuständig und predigt regelmäßig in der Burg. Er lebt in der kleinen Kapelle in der Innenburg. Osman ist äußerst gebildet. Er kann schreiben, verfügt über große Heilfähigkeiten und ein enormes Wissen über die Geschichte der Götter.<text:bookmark text:name="r_tv0"/><text:bookmark text:name="l6x.0"/><text:bookmark text:name="eoo_0"/></text:p>
      <text:p text:style-name="P3"><text:bookmark text:name="r_tv6"/><text:bookmark text:name="r_tv5"/><text:bookmark text:name="l6x.5"/>Ort<text:bookmark text:name="uwy00"/></text:p>
      <text:list xml:id="list21537065571" text:style-name="L1">
        <text:list-item>
          <text:p text:style-name="P10"><text:bookmark text:name="fc0j0"/><text:bookmark text:name="fc0j"/>Innenburg von Talras<text:bookmark text:name="v6zg2"/></text:p>
        </text:list-item>
      </text:list>
      <text:p text:style-name="P5"><text:bookmark text:name="r_tv9"/><text:bookmark text:name="r_tv8"/></text:p>
      <text:p text:style-name="P6"><text:bookmark text:name="r_tv11"/><text:bookmark text:name="r_tv10"/>Tagesablauf </text:p>
      <text:list xml:id="list1605067319" text:style-name="L2">
        <text:list-item>
          <text:p text:style-name="P7"><text:bookmark text:name="fc0j2"/><text:bookmark text:name="fc0j1"/>Nachts – Schläft <text:bookmark text:name="cr:d"/>im Gebäude der Innenburg.</text:p>
        </text:list-item>
      </text:list>
      <text:list xml:id="list1118705845" text:style-name="L3">
        <text:list-item>
          <text:p text:style-name="P8">Morgens – 13 Uhr – Betet in an den Gräbern der Vorfahren des Herzogs.</text:p>
        </text:list-item>
        <text:list-item>
          <text:p text:style-name="P8">13 – 16 Uhr – Steht beim Herzog.</text:p>
        </text:list-item>
        <text:list-item>
          <text:p text:style-name="P8">16 Uhr – Abends: Betet erneut.</text:p>
        </text:list-item>
      </text:list>
      <text:p text:style-name="P5"><text:bookmark text:name="r_tv15"/><text:bookmark text:name="r_tv14"/></text:p>
      <text:p text:style-name="P5"><text:bookmark text:name="r_tv17"/><text:bookmark text:name="r_tv16"/><text:span text:style-name="T1">Zugehörigkeit</text:span> </text:p>
      <text:p text:style-name="P5"><text:bookmark text:name="r_tv18"/>Geistliche<text:bookmark text:name="m0qr0"/></text:p>
      <text:p text:style-name="P5"><text:bookmark text:name="r_tv20"/><text:bookmark text:name="r_tv19"/></text:p>
      <text:p text:style-name="P4">Aufträge</text:p>
      <text:p text:style-name="P1">-<text:bookmark text:name="mddf0"/></text:p>
      <text:p text:style-name="P2"><text:bookmark text:name="r_tv27"/><text:bookmark text:name="r_tv26"/></text:p>
      <text:p text:style-name="P5"><text:bookmark text:name="r_tv29"/><text:bookmark text:name="r_tv28"/><text:span text:style-name="T1">Dialog</text:span> </text:p>
      <text:list xml:id="list226276191" text:style-name="L4">
        <text:list-item>
          <text:p text:style-name="P12"><text:bookmark text:name="r_tv32"/><text:bookmark text:name="r_tv31"/><text:bookmark text:name="r_tv30"/>Hallo.</text:p>
          <text:list>
            <text:list-item>
              <text:p text:style-name="P11"><text:bookmark text:name="eoo_1"/><text:bookmark text:name="tifp"/>N: Sei gegrüßt werter Bruder. Es ist selten geworden, dass ich einen Glaubensgenossen treffe. (Charaker ist Kleriker) </text:p>
              <text:list>
                <text:list-item>
                  <text:p text:style-name="P11"><text:bookmark text:name="eoo_2"/><text:bookmark text:name="sl6d"/>Du bist kein Glaubensgenosse. Du bist nur ein Feigling, der sich beim Herzog versteckt. Ein wahrer Kleriker zieht umher und kämpft für seinen Glauben! </text:p>
                  <text:list>
                    <text:list-item>
                      <text:p text:style-name="P11"><text:bookmark text:name="eoo_3"/><text:bookmark text:name="zy_k"/>N: Hüte deine Zunge, elender Wurm!<text:bookmark text:name="zy_k0"/></text:p>
                    </text:list-item>
                  </text:list>
                </text:list-item>
                <text:list-item>
                  <text:p text:style-name="P11"><text:bookmark text:name="eoo_4"/>Die Freude ist ganz meinerseits.<text:bookmark text:name="nc4m"/></text:p>
                  <text:list>
                    <text:list-item>
                      <text:p text:style-name="P11"><text:bookmark text:name="eoo_5"/><text:bookmark text:name="nc4m0"/>N: Na das ist mir doch glatt ein paar Goldmünzen wert. Hier, nimm Bruder<text:bookmark text:name="uqgu"/>!</text:p>
                    </text:list-item>
                    <text:list-item>
                      <text:p text:style-name="P11"><text:bookmark text:name="wv.0"/>Charakter erhält 20 Goldmünzen. </text:p>
                    </text:list-item>
                    <text:list-item>
                      <text:p text:style-name="P11"><text:bookmark text:name="g3lr"/>C: Danke.<text:bookmark text:name="g3lr0"/></text:p>
                    </text:list-item>
                  </text:list>
                </text:list-item>
              </text:list>
            </text:list-item>
            <text:list-item>
              <text:p text:style-name="P11"><text:bookmark text:name="eoo_6"/>N: Ich grüße dich. (Charakter ist kein Kleriker)<text:bookmark text:name="sl6d1"/></text:p>
            </text:list-item>
          </text:list>
        </text:list-item>
        <text:list-item>
          <text:p text:style-name="P11"><text:bookmark text:name="eoo_7"/>Was machst du hier? (Nach der Begrüßung, Osman steht vor den Gräbern und betet)</text:p>
          <text:list>
            <text:list-item>
              <text:p text:style-name="P11"><text:bookmark text:name="v8lc0"/><text:bookmark text:name="v8lc"/>(Charakter ist kein Kleriker oder hat Osman nicht beleidigt) </text:p>
              <text:list>
                <text:list-item>
                  <text:p text:style-name="P11"><text:bookmark text:name="t.-b0"/><text:bookmark text:name="v8lc1"/><text:bookmark text:name="t.-b"/>N: Nun, ich bin Osman, der Kleriker des Herzogs und wie du vielleicht gesehen hast, habe ich hier gebetet, um in meinem Glauben Kraft zu finden<text:bookmark text:name="v8lc2"/> und unseren geliebten Herzog zu stärken.</text:p>
                </text:list-item>
                <text:list-item>
                  <text:p text:style-name="P11">N: Dies hier sind die Gräber der Ahnen unseres Herzogs. Mögen sie in Frieden ruhen.</text:p>
                </text:list-item>
              </text:list>
            </text:list-item>
            <text:list-item>
              <text:p text:style-name="P11"><text:bookmark text:name="v8lc3"/>(Charakter hat Osman beleidigt) </text:p>
              <text:list>
                <text:list-item>
                  <text:p text:style-name="P11"><text:bookmark text:name="v8lc5"/><text:bookmark text:name="v8lc4"/>N: Was maßt du dir an, mich weiterhin zu belästigen? Soll ich dich etwa der Ketzerei beschuldigen? </text:p>
                  <text:list>
                    <text:list-item>
                      <text:p text:style-name="P11"><text:bookmark text:name="bvte0"/><text:bookmark text:name="bvte"/>So so, du stehst wohl auf junge Knaben? </text:p>
                      <text:list>
                        <text:list-item>
                          <text:p text:style-name="P11"><text:bookmark text:name="f.ca0"/><text:bookmark text:name="f.ca"/>N: Jetzt reicht's mir! Ich werde mich beim Herzog persönlich über dich beschweren!</text:p>
                        </text:list-item>
                        <text:list-item>
                          <text:p text:style-name="P11"><text:bookmark text:name="e9kp"/>Neuer Auftrag: Der pädophile Kleriker </text:p>
                        </text:list-item>
                        <text:list-item>
                          <text:p text:style-name="P11"><text:bookmark text:name="zwcb"/>C: Es war mir ein Vergnügen. </text:p>
                        </text:list-item>
                        <text:list-item>
                          <text:p text:style-name="P11"><text:bookmark text:name="fg5v"/>N: Du wirst schon noch dein blaues Wunder erleben<text:bookmark text:name="fg5v0"/>!</text:p>
                        </text:list-item>
                      </text:list>
                    </text:list-item>
                    <text:list-item>
                      <text:p text:style-name="P11"><text:bookmark text:name="bvte1"/>Das von vorhin tut mir leid. Ich hab das nicht so gemeint. </text:p>
                      <text:list>
                        <text:list-item>
                          <text:p text:style-name="P11"><text:bookmark text:name="oz510"/><text:bookmark text:name="oz51"/><text:soft-page-break/>N: Schon gut. Ich weiß ja wie angespannt die Lage ist, da kann einem so etwas schon mal raus rutschen. </text:p>
                        </text:list-item>
                        <text:list-item>
                          <text:p text:style-name="P11">N: Verdammter Krieg eben.</text:p>
                          <text:list>
                            <text:list-item>
                              <text:p text:style-name="P11"><text:bookmark text:name="vjjl"/><text:bookmark text:name="tx9f"/>Halt den Mund du Tölpel! </text:p>
                              <text:list>
                                <text:list-item>
                                  <text:p text:style-name="P11"><text:bookmark text:name="vpo6"/><text:bookmark text:name="fnn."/>N: Du scheinst wohl unter Stimmungsschwankungen zu leiden. Ich glaube, ich hab da was für dich. Wäre doch gelacht, wenn dir ein alter Kleriker wie ich nicht helfen könnte. Hier, nimm das! </text:p>
                                </text:list-item>
                                <text:list-item>
                                  <text:p text:style-name="P11"><text:bookmark text:name="fnn.0"/>Charakter erhält einen Heiltrank.<text:bookmark text:name="fnn.1"/></text:p>
                                </text:list-item>
                              </text:list>
                            </text:list-item>
                            <text:list-item>
                              <text:p text:style-name="P11"><text:bookmark text:name="tx9f0"/>(Zurück)<text:bookmark text:name="vzbp"/></text:p>
                            </text:list-item>
                          </text:list>
                        </text:list-item>
                      </text:list>
                    </text:list-item>
                  </text:list>
                </text:list-item>
              </text:list>
            </text:list-item>
          </text:list>
        </text:list-item>
        <text:list-item>
          <text:p text:style-name="P11"><text:bookmark text:name="fg5v1"/>Hast du noch mehr Heilmittel? (Charakter hat den Heiltrank erhalten) </text:p>
          <text:list>
            <text:list-item>
              <text:p text:style-name="P13">(Wird zum ersten Mal aufgerufen)</text:p>
            </text:list-item>
            <text:list-item>
              <text:p text:style-name="P14"><text:bookmark text:name="z0md0"/><text:bookmark text:name="z0md"/>N: So, der Trank ist dir also gut bekommen? Das freut mich zu hören. Selbstverständlich habe ich noch mehr Heilmittel, allerdings wird dich das auch eine Kleinigkeit kosten.</text:p>
            </text:list-item>
            <text:list-item>
              <text:p text:style-name="P13">(Wird nicht zum ersten Mal aufgerufen)</text:p>
            </text:list-item>
            <text:list-item>
              <text:p text:style-name="P14">N: Noch mehr? Mann, wo treibst du dich denn rum? Wie auch immer, selbstverständlich habe ich noch ein paar.</text:p>
            </text:list-item>
            <text:list-item>
              <text:p text:style-name="P15">Guntrich braucht deine Hilfe. (Nach der Begrüßung, Auftragsziel 1 des Auftrags „Geisterstunde“ ist aktiv)</text:p>
            </text:list-item>
            <text:list-item>
              <text:p text:style-name="P13">C: Guntrich braucht deine Hilfe. Er sagt, auf dem Berg, auf dem seine Mühle steht, würde es spuken und …</text:p>
            </text:list-item>
            <text:list-item>
              <text:p text:style-name="P13">N: Verdammt! Ich hab schon genug zu tun, hier in der Burg. Soll er sich doch selbst drum kümmern. Solange er das nicht bezahlen kann, werde ich keinen Finger krumm machen!</text:p>
            </text:list-item>
            <text:list-item>
              <text:p text:style-name="P13">Auftragsziel 1 des Auftrags „Geisterstunde“ ist abgeschlossen</text:p>
            </text:list-item>
          </text:list>
        </text:list-item>
      </text:list>
      <text:p text:style-name="P1"><text:bookmark text:name="y04q"/></text:p>
      <text:p text:style-name="P3"><text:bookmark text:name="v:9n0"/><text:bookmark text:name="r_tv157"/>Handel</text:p>
      <text:list xml:id="list2010726306" text:continue-numbering="true" text:style-name="L4">
        <text:list-item>
          <text:list>
            <text:list-item>
              <text:p text:style-name="P15">Großer Heiltrank – 50 Goldmünzen </text:p>
            </text:list-item>
            <text:list-item>
              <text:p text:style-name="P15"><text:bookmark text:name="s6ot1"/>Heiltrank – 30 Goldmünzen </text:p>
            </text:list-item>
            <text:list-item>
              <text:p text:style-name="P16"><text:bookmark text:name="j3-50"/>Kleiner Heiltrank – 15 Goldmünzen </text:p>
            </text:list-item>
          </text:list>
        </text:list-item>
      </text:list>
      <text:p text:style-name="Text_20_body"><text:bookmark text:name="hu6u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8-13T14:07:17</meta:creation-date>
    <dc:date>2012-12-02T16:02:00</dc:date>
    <dc:language>en-US</dc:language>
    <meta:editing-cycles>32</meta:editing-cycles>
    <meta:editing-duration>PT2H37M19S</meta:editing-duration>
    <meta:document-statistic meta:table-count="0" meta:image-count="0" meta:object-count="0" meta:page-count="2" meta:paragraph-count="53" meta:word-count="620" meta:character-count="3523" meta:non-whitespace-character-count="2979"/>
    <meta:user-defined meta:name="Info 1"/>
    <meta:user-defined meta:name="Info 2"/>
    <meta:user-defined meta:name="Info 3"/>
    <meta:user-defined meta:name="Info 4"/>
    <meta:hyperlink-behaviour office:target-frame-name="_top" xlink:show="replace"/>
  </office:meta>
</office:document-meta>
</file>